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f00" draw:textarea-horizontal-align="justify" draw:textarea-vertical-align="middle" draw:auto-grow-height="false" fo:min-height="1.973cm" fo:min-width="2.99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2.993cm"/>
    </style:style>
    <style:style style:name="gr3" style:family="graphic" style:parent-style-name="standard">
      <style:graphic-properties svg:stroke-color="#000000" draw:fill-color="#81d41a" draw:textarea-horizontal-align="justify" draw:textarea-vertical-align="middle" draw:auto-grow-height="false" fo:min-height="1.973cm" fo:min-width="2.993cm"/>
    </style:style>
    <style:style style:name="gr4" style:family="graphic" style:parent-style-name="standard">
      <style:graphic-properties svg:stroke-color="#000000" draw:fill-color="#ffff38" draw:textarea-horizontal-align="justify" draw:textarea-vertical-align="middle" draw:auto-grow-height="false" fo:min-height="0.874cm" fo:min-width="0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907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8" style:family="graphic" style:parent-style-name="standard">
      <style:graphic-properties svg:stroke-color="#000000" draw:fill-color="#81d41a" draw:textarea-horizontal-align="justify" draw:textarea-vertical-align="middle" draw:auto-grow-height="false" fo:min-height="1.973cm" fo:min-width="2.993cm"/>
      <style:paragraph-properties style:writing-mode="lr-tb"/>
    </style:style>
    <style:style style:name="gr9" style:family="graphic" style:parent-style-name="standard">
      <style:graphic-properties svg:stroke-color="#000000" draw:fill-color="#ffbf00" draw:textarea-horizontal-align="justify" draw:textarea-vertical-align="middle" draw:auto-grow-height="false" fo:min-height="1.973cm" fo:min-width="2.993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2.9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14" style:family="graphic" style:parent-style-name="objectwithoutfill">
      <style:graphic-properties draw:stroke="dash" draw:stroke-dash="Long_20_Dash" svg:stroke-color="#000000" draw:marker-end="Arrowheads_20_5" draw:marker-end-width="0.3cm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23cm" fo:min-width="2.993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0.61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0.705cm" fo:min-width="29.663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3.945cm"/>
    </style:style>
    <style:style style:name="gr19" style:family="graphic" style:parent-style-name="standard">
      <style:graphic-properties svg:stroke-color="#000000" draw:fill-color="#ffbf00" draw:textarea-horizontal-align="justify" draw:textarea-vertical-align="middle" draw:auto-grow-height="false" fo:min-height="4.195cm" fo:min-width="3.945cm"/>
    </style:style>
    <style:style style:name="gr20" style:family="graphic" style:parent-style-name="standard">
      <style:graphic-properties svg:stroke-color="#000000" draw:fill-color="#ffbf00" draw:textarea-horizontal-align="justify" draw:textarea-vertical-align="middle" draw:auto-grow-height="false" fo:min-height="2.925cm" fo:min-width="3.945cm"/>
    </style:style>
    <style:style style:name="gr21" style:family="graphic" style:parent-style-name="standard">
      <style:graphic-properties svg:stroke-color="#000000" draw:fill-color="#ffbf00" draw:textarea-horizontal-align="justify" draw:textarea-vertical-align="middle" draw:auto-grow-height="false" fo:min-height="1.973cm" fo:min-width="3.945cm"/>
    </style:style>
    <style:style style:name="gr22" style:family="graphic" style:parent-style-name="standard">
      <style:graphic-properties svg:stroke-color="#000000" draw:fill-color="#ffbf00" draw:textarea-horizontal-align="justify" draw:textarea-vertical-align="middle" draw:auto-grow-height="false" fo:min-height="1.655cm" fo:min-width="4.58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4.581cm"/>
      <style:paragraph-properties style:writing-mode="lr-tb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ff38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81d41a"/>
      <style:paragraph-properties fo:text-align="center" style:writing-mode="lr-tb"/>
    </style:style>
    <style:style style:name="P9" style:family="paragraph">
      <loext:graphic-properties draw:fill-color="#ffbf00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3cm" svg:height="2.223cm" svg:x="3.222cm" svg:y="12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.715cm" svg:y="12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0.207cm" svg:y="12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13.7cm" svg:y="12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17.192cm" svg:y="12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.222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.715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10.207cm" svg:y="10.5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13.7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7.192cm" svg:y="10.5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3.222cm" svg:y="8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6.715cm" svg:y="8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10.207cm" svg:y="8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3.7cm" svg:y="8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7.192cm" svg:y="8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3.222cm" svg:y="6.0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6.715cm" svg:y="6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0.207cm" svg:y="6.0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3.7cm" svg:y="6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7.192cm" svg:y="6.0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88cm" svg:height="1.588cm" svg:x="4.1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407cm" svg:height="1.17cm" svg:x="6.213cm" svg:y="3.005cm">
          <draw:text-box>
            <text:p>根节点</text:p>
          </draw:text-box>
        </draw:frame>
        <draw:custom-shape draw:style-name="gr4" draw:text-style-name="P4" draw:layer="layout" svg:width="1.588cm" svg:height="1.588cm" svg:x="10.84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407cm" svg:height="1.17cm" svg:x="12.881cm" svg:y="3.005cm">
          <draw:text-box>
            <text:p>根节点</text:p>
          </draw:text-box>
        </draw:frame>
        <draw:line draw:style-name="gr6" draw:text-style-name="P6" draw:layer="layout" svg:x1="4.962cm" svg:y1="4.505cm" svg:x2="4.962cm" svg:y2="6.08cm">
          <text:p/>
        </draw:line>
        <draw:line draw:style-name="gr7" draw:text-style-name="P6" draw:layer="layout" svg:x1="5.762cm" svg:y1="7.172cm" svg:x2="7.667cm" svg:y2="7.172cm">
          <text:p/>
        </draw:line>
        <draw:line draw:style-name="gr6" draw:text-style-name="P6" draw:layer="layout" svg:x1="11.643cm" svg:y1="4.505cm" svg:x2="11.643cm" svg:y2="8.315cm">
          <text:p/>
        </draw:line>
        <draw:line draw:style-name="gr6" draw:text-style-name="P6" draw:layer="layout" svg:x1="11.643cm" svg:y1="9.814cm" svg:x2="11.643cm" svg:y2="11.236cm">
          <text:p/>
        </draw:line>
        <draw:line draw:style-name="gr6" draw:text-style-name="P6" draw:layer="layout" svg:x1="13.243cm" svg:y1="12.455cm" svg:x2="14.408cm" svg:y2="13.271cm">
          <text:p/>
        </draw:line>
        <draw:custom-shape draw:style-name="gr8" draw:text-style-name="P8" draw:layer="layout" svg:width="3.493cm" svg:height="2.223cm" svg:x="3.222cm" svg:y="16.24cm">
          <text:p text:style-name="P7">存活对象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493cm" svg:height="2.223cm" svg:x="8.62cm" svg:y="16.24cm">
          <text:p text:style-name="P7">垃圾对象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493cm" svg:height="2.223cm" svg:x="14.017cm" svg:y="16.239cm">
          <text:p text:style-name="P7">空闲空间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2.587cm" svg:y="26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.08cm" svg:y="26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9.572cm" svg:y="2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13.065cm" svg:y="26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6.557cm" svg:y="2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2.587cm" svg:y="24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.08cm" svg:y="24.1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9.572cm" svg:y="24.1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3.065cm" svg:y="24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6.557cm" svg:y="24.1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2.587cm" svg:y="21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.08cm" svg:y="21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9.572cm" svg:y="21.9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3.065cm" svg:y="21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6.557cm" svg:y="21.9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2.587cm" svg:y="19.7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6.08cm" svg:y="19.7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9.572cm" svg:y="19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3.065cm" svg:y="19.7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16.557cm" svg:y="19.73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779cm" svg:y1="17.827cm" svg:x2="22.272cm" svg:y2="17.827cm">
          <text:p/>
        </draw:line>
        <draw:frame draw:style-name="gr11" draw:text-style-name="P5" draw:layer="layout" svg:width="3.811cm" svg:height="1.17cm" svg:x="18.779cm" svg:y="16.24cm">
          <draw:text-box>
            <text:p>引用关系</text:p>
          </draw:text-box>
        </draw:frame>
        <draw:custom-shape draw:style-name="gr1" draw:text-style-name="P1" draw:layer="layout" svg:width="3.493cm" svg:height="2.223cm" svg:x="32.115cm" svg:y="13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5.608cm" svg:y="13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9.1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42.593cm" svg:y="13.0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46.085cm" svg:y="13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2.115cm" svg:y="10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5.608cm" svg:y="10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39.1cm" svg:y="10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42.593cm" svg:y="10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6.085cm" svg:y="10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32.115cm" svg:y="8.6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35.608cm" svg:y="8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39.1cm" svg:y="8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2.593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6.085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32.115cm" svg:y="6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35.608cm" svg:y="6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9.1cm" svg:y="6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2.593cm" svg:y="6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6.085cm" svg:y="6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2.115cm" svg:y="26.0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5.608cm" svg:y="26.0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9.1cm" svg:y="26.0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2.593cm" svg:y="26.0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6.085cm" svg:y="26.0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2.115cm" svg:y="23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5.608cm" svg:y="23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9.1cm" svg:y="23.8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2.593cm" svg:y="23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6.085cm" svg:y="23.8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2.115cm" svg:y="21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5.608cm" svg:y="21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39.1cm" svg:y="21.6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2.593cm" svg:y="21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46.085cm" svg:y="21.6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32.115cm" svg:y="19.4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35.608cm" svg:y="19.4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39.1cm" svg:y="19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42.593cm" svg:y="19.4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46.085cm" svg:y="19.417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33.855cm" svg:y1="8.038cm" svg:x2="33.855cm" svg:y2="19.468cm">
          <text:p/>
        </draw:line>
        <draw:line draw:style-name="gr12" draw:text-style-name="P6" draw:layer="layout" svg:x1="37.284cm" svg:y1="8.038cm" svg:x2="37.284cm" svg:y2="19.468cm">
          <text:p/>
        </draw:line>
        <draw:line draw:style-name="gr12" draw:text-style-name="P6" draw:layer="layout" svg:x1="40.79cm" svg:y1="10.375cm" svg:x2="40.79cm" svg:y2="19.519cm">
          <text:p/>
        </draw:line>
        <draw:line draw:style-name="gr12" draw:text-style-name="P6" draw:layer="layout" svg:x1="44.65cm" svg:y1="14.845cm" svg:x2="47.67cm" svg:y2="19.493cm">
          <text:p/>
        </draw:line>
        <draw:frame draw:style-name="gr13" draw:text-style-name="P11" draw:layer="layout" svg:width="1.27cm" svg:height="1.352cm" svg:x="28.94cm" svg:y="10.207cm">
          <draw:text-box>
            <text:p><text:span text:style-name="T1">A</text:span></text:p>
          </draw:text-box>
        </draw:frame>
        <draw:frame draw:style-name="gr13" draw:text-style-name="P11" draw:layer="layout" svg:width="1.27cm" svg:height="1.352cm" svg:x="29.257cm" svg:y="21.555cm">
          <draw:text-box>
            <text:p><text:span text:style-name="T1">B</text:span></text:p>
          </draw:text-box>
        </draw:frame>
        <draw:custom-shape draw:style-name="gr8" draw:text-style-name="P8" draw:layer="layout" svg:width="3.493cm" svg:height="2.223cm" svg:x="31.797cm" svg:y="29.574cm">
          <text:p text:style-name="P7">存活对象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493cm" svg:height="2.223cm" svg:x="37.195cm" svg:y="29.574cm">
          <text:p text:style-name="P7">垃圾对象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493cm" svg:height="2.223cm" svg:x="42.592cm" svg:y="29.573cm">
          <text:p text:style-name="P7">空闲空间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7.354cm" svg:y1="31.161cm" svg:x2="50.847cm" svg:y2="31.161cm">
          <text:p/>
        </draw:line>
        <draw:frame draw:style-name="gr11" draw:text-style-name="P5" draw:layer="layout" svg:width="3.811cm" svg:height="1.17cm" svg:x="47.354cm" svg:y="29.574cm">
          <draw:text-box>
            <text:p>复制关系</text:p>
          </draw:text-box>
        </draw:frame>
        <draw:custom-shape draw:style-name="gr1" draw:text-style-name="P1" draw:layer="layout" svg:width="3.493cm" svg:height="2.223cm" svg:x="61.324cm" svg:y="13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4.817cm" svg:y="13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8.309cm" svg:y="13.3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71.802cm" svg:y="13.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75.294cm" svg:y="13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1.324cm" svg:y="11.1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4.817cm" svg:y="11.1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68.309cm" svg:y="11.1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71.802cm" svg:y="11.1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5.294cm" svg:y="11.1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61.324cm" svg:y="8.9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223cm" svg:x="64.817cm" svg:y="8.9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68.309cm" svg:y="8.9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1.802cm" svg:y="8.9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5.294cm" svg:y="8.9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61.324cm" svg:y="6.7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64.817cm" svg:y="6.7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8.309cm" svg:y="6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1.802cm" svg:y="6.7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5.294cm" svg:y="6.7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88cm" svg:height="1.588cm" svg:x="62.276cm" svg:y="3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407cm" svg:height="1.17cm" svg:x="64.315cm" svg:y="3.638cm">
          <draw:text-box>
            <text:p>根节点</text:p>
          </draw:text-box>
        </draw:frame>
        <draw:custom-shape draw:style-name="gr4" draw:text-style-name="P4" draw:layer="layout" svg:width="1.588cm" svg:height="1.588cm" svg:x="68.944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407cm" svg:height="1.17cm" svg:x="70.983cm" svg:y="3.638cm">
          <draw:text-box>
            <text:p>根节点</text:p>
          </draw:text-box>
        </draw:frame>
        <draw:line draw:style-name="gr6" draw:text-style-name="P6" draw:layer="layout" svg:x1="63.064cm" svg:y1="5.138cm" svg:x2="63.064cm" svg:y2="6.713cm">
          <text:p/>
        </draw:line>
        <draw:line draw:style-name="gr7" draw:text-style-name="P6" draw:layer="layout" svg:x1="63.864cm" svg:y1="7.805cm" svg:x2="65.769cm" svg:y2="7.805cm">
          <text:p/>
        </draw:line>
        <draw:line draw:style-name="gr6" draw:text-style-name="P6" draw:layer="layout" svg:x1="69.745cm" svg:y1="5.138cm" svg:x2="69.745cm" svg:y2="8.948cm">
          <text:p/>
        </draw:line>
        <draw:line draw:style-name="gr6" draw:text-style-name="P6" draw:layer="layout" svg:x1="69.745cm" svg:y1="10.447cm" svg:x2="69.745cm" svg:y2="11.869cm">
          <text:p/>
        </draw:line>
        <draw:line draw:style-name="gr6" draw:text-style-name="P6" draw:layer="layout" svg:x1="71.345cm" svg:y1="13.088cm" svg:x2="72.51cm" svg:y2="13.904cm">
          <text:p/>
        </draw:line>
        <draw:custom-shape draw:style-name="gr8" draw:text-style-name="P8" draw:layer="layout" svg:width="3.493cm" svg:height="2.223cm" svg:x="58.785cm" svg:y="29.257cm">
          <text:p text:style-name="P7">存活对象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493cm" svg:height="2.223cm" svg:x="64.183cm" svg:y="29.257cm">
          <text:p text:style-name="P7">垃圾对象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493cm" svg:height="2.223cm" svg:x="69.58cm" svg:y="29.256cm">
          <text:p text:style-name="P7">空闲空间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4.342cm" svg:y1="30.844cm" svg:x2="76.566cm" svg:y2="30.844cm">
          <text:p/>
        </draw:line>
        <draw:frame draw:style-name="gr11" draw:text-style-name="P5" draw:layer="layout" svg:width="3.811cm" svg:height="1.17cm" svg:x="74.342cm" svg:y="29.257cm">
          <draw:text-box>
            <text:p>引用</text:p>
          </draw:text-box>
        </draw:frame>
        <draw:line draw:style-name="gr14" draw:text-style-name="P6" draw:layer="layout" svg:x1="77.835cm" svg:y1="30.846cm" svg:x2="80.058cm" svg:y2="30.846cm">
          <text:p/>
        </draw:line>
        <draw:frame draw:style-name="gr11" draw:text-style-name="P5" draw:layer="layout" svg:width="3.811cm" svg:height="1.17cm" svg:x="77.836cm" svg:y="29.259cm">
          <draw:text-box>
            <text:p>移动</text:p>
          </draw:text-box>
        </draw:frame>
        <draw:line draw:style-name="gr14" draw:text-style-name="P6" draw:layer="layout" svg:x1="70.532cm" svg:y1="9.724cm" svg:x2="70.532cm" svg:y2="8.302cm">
          <text:p/>
        </draw:line>
        <draw:line draw:style-name="gr14" draw:text-style-name="P6" draw:layer="layout" svg:x1="70.85cm" svg:y1="12.112cm" svg:x2="73.39cm" svg:y2="8.302cm">
          <text:p/>
        </draw:line>
        <draw:line draw:style-name="gr14" draw:text-style-name="P6" draw:layer="layout" svg:x1="73.707cm" svg:y1="14.335cm" svg:x2="76.882cm" svg:y2="8.302cm">
          <text:p/>
        </draw:line>
        <draw:custom-shape draw:style-name="gr2" draw:text-style-name="P2" draw:layer="layout" svg:width="3.493cm" svg:height="2.223cm" svg:x="61.325cm" svg:y="26.0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4.818cm" svg:y="26.0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8.31cm" svg:y="26.0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1.803cm" svg:y="26.0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5.295cm" svg:y="26.0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1.325cm" svg:y="2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4.818cm" svg:y="2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8.31cm" svg:y="23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1.803cm" svg:y="23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5.295cm" svg:y="23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1.325cm" svg:y="21.6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4.818cm" svg:y="21.6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68.31cm" svg:y="21.6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493cm" svg:height="1.273cm" svg:x="71.803cm" svg:y="20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223cm" svg:x="75.295cm" svg:y="21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61.325cm" svg:y="19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64.818cm" svg:y="19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68.31cm" svg:y="19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71.803cm" svg:y="19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3cm" svg:height="2.223cm" svg:x="75.295cm" svg:y="19.4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222cm" svg:height="2.54cm" svg:x="68.945cm" svg:y="16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draw:layer="layout" svg:width="30.163cm" svg:height="20.955cm" svg:x="82.597cm" svg:y="7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4.445cm" svg:x="84.82cm" svg:y="8.9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45cm" svg:height="4.445cm" svg:x="91.487cm" svg:y="8.9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4.445cm" svg:x="98.155cm" svg:y="8.9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4.445cm" svg:x="105.457cm" svg:y="8.9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45cm" svg:height="4.445cm" svg:x="84.82cm" svg:y="15.6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4.445cm" svg:x="91.487cm" svg:y="15.6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4.445cm" svg:x="98.155cm" svg:y="15.6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4.445cm" svg:x="105.457cm" svg:y="15.6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4.445cm" svg:x="84.82cm" svg:y="21.9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4.445cm" svg:x="91.487cm" svg:y="21.9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4.445cm" svg:x="98.155cm" svg:y="21.9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45cm" svg:height="4.445cm" svg:x="105.457cm" svg:y="21.9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445cm" svg:height="3.175cm" svg:x="98.155cm" svg:y="10.2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45cm" svg:height="2.223cm" svg:x="98.155cm" svg:y="17.82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08cm" svg:height="1.905cm" svg:x="91.487cm" svg:y="29.575cm">
          <text:p text:style-name="P7">已使用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5.081cm" svg:height="1.905cm" svg:x="97.837cm" svg:y="29.575cm">
          <text:p text:style-name="P7">未使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5.08cm" svg:height="1.905cm" svg:x="91.487cm" svg:y="29.575cm">
          <text:p text:style-name="P7">已使用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2.4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6T17:22:11.540550523</meta:creation-date>
    <dc:date>2021-04-26T21:08:01.225003314</dc:date>
    <meta:editing-duration>PT4M49S</meta:editing-duration>
    <meta:editing-cycles>1</meta:editing-cycles>
    <meta:generator>LibreOffice/7.0.5.2$Linux_X86_64 LibreOffice_project/00$Build-2</meta:generator>
    <meta:document-statistic meta:object-count="183"/>
  </office:meta>
</office:document-meta>
</file>